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8.259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8.005cm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4.576cm" fo:min-width="13.343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7.755cm"/>
    </style:style>
    <style:style style:name="gr7" style:family="graphic" style:parent-style-name="standard">
      <style:graphic-properties draw:stroke="none" svg:stroke-color="#000000" draw:fill="none" draw:fill-color="#ffffff" fo:min-height="0.513cm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405cm"/>
    </style:style>
    <style:style style:name="gr9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01cm"/>
    </style:style>
    <style:style style:name="gr10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1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loext:graphic-properties draw:fill="none" draw:fill-color="#ffffff"/>
      <style:text-properties fo:font-size="13pt" fo:font-style="normal" style:font-size-asian="13pt" style:font-style-asian="normal" style:font-size-complex="13pt" style:font-style-complex="normal"/>
    </style:style>
    <style:style style:name="P8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T1" style:family="text">
      <style:text-properties fo:font-size="13pt" fo:font-style="normal" style:font-size-asian="13pt" style:font-style-asian="normal" style:font-size-complex="13pt" style:font-style-complex="normal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8.509cm" svg:x="0.305cm" svg:y="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8.814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8.255cm" svg:x="0.305cm" svg:y="1.448cm">
          <draw:text-box>
            <text:p>Menu</text:p>
          </draw:text-box>
        </draw:frame>
        <draw:custom-shape draw:style-name="gr5" draw:text-style-name="P6" draw:layer="layout" svg:width="13.843cm" svg:height="4.826cm" svg:x="5.766cm" svg:y="3.099cm">
          <text:p text:style-name="P5">Tambah Data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0.762cm" svg:x="6.02cm" svg:y="4.931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8.128cm" svg:height="0.763cm" svg:x="5.766cm" svg:y="4.241cm">
          <draw:text-box>
            <text:p><text:span text:style-name="T1">Pilih Dosen</text:span></text:p>
          </draw:text-box>
        </draw:frame>
        <draw:custom-shape draw:style-name="gr8" draw:text-style-name="P8" draw:layer="layout" svg:width="1.905cm" svg:height="0.762cm" svg:x="6.02cm" svg:y="6.253cm">
          <text:p text:style-name="P5"><text:span text:style-name="T2">Simpan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1cm" svg:height="0.762cm" svg:x="8.32cm" svg:y="6.253cm">
          <text:p text:style-name="P5"><text:span text:style-name="T2">Batal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642cm" svg:height="0.762cm" svg:x="10.22cm" svg:y="6.253cm">
          <text:p text:style-name="P5"><text:span text:style-name="T2">Rese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8T11:14:10.123938564</dc:date>
    <meta:editing-duration>PT2H35M14S</meta:editing-duration>
    <meta:editing-cycles>26</meta:editing-cycles>
    <meta:generator>LibreOffice/5.1.6.2$Linux_x86 LibreOffice_project/10m0$Build-2</meta:generator>
    <meta:document-statistic meta:object-count="11"/>
  </office:meta>
</office:document-meta>
</file>